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35eb" officeooo:paragraph-rsid="000235eb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fc803a" style:font-name="Ubuntu Mono" fo:font-size="10.3999996185303pt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fc803a" style:font-name="Ubuntu Mono" fo:font-size="10.3999996185303pt" officeooo:rsid="000235eb" officeooo:paragraph-rsid="000235eb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Ubuntu Mono" fo:font-size="10.3999996185303pt"/>
    </style:style>
    <style:style style:name="P5" style:family="paragraph" style:parent-style-name="Preformatted_20_Text">
      <style:text-properties fo:color="#fc803a" style:font-name="Ubuntu Mono" fo:font-size="10.3999996185303pt" officeooo:rsid="000235eb" officeooo:paragraph-rsid="000235eb"/>
    </style:style>
    <style:style style:name="P6" style:family="paragraph" style:parent-style-name="Preformatted_20_Text">
      <style:text-properties style:font-name="Ubuntu Mono" fo:font-size="10.3999996185303pt" officeooo:paragraph-rsid="000235eb"/>
    </style:style>
    <style:style style:name="P7" style:family="paragraph" style:parent-style-name="Preformatted_20_Text">
      <style:text-properties style:font-name="Ubuntu Mono" fo:font-size="10.3999996185303pt" officeooo:rsid="00042a7d" officeooo:paragraph-rsid="00042a7d"/>
    </style:style>
    <style:style style:name="P8" style:family="paragraph" style:parent-style-name="Preformatted_20_Text">
      <style:text-properties officeooo:rsid="000235eb" officeooo:paragraph-rsid="000235eb"/>
    </style:style>
    <style:style style:name="P9" style:family="paragraph" style:parent-style-name="Preformatted_20_Text">
      <style:paragraph-properties fo:margin-top="0in" fo:margin-bottom="0in" loext:contextual-spacing="false" fo:padding="0in" fo:border="none"/>
    </style:style>
    <style:style style:name="P10" style:family="paragraph" style:parent-style-name="Preformatted_20_Text">
      <style:paragraph-properties fo:margin-top="0in" fo:margin-bottom="0in" loext:contextual-spacing="false" fo:padding="0in" fo:border="none"/>
      <style:text-properties style:font-name="Ubuntu Mono" fo:font-size="10.3999996185303pt"/>
    </style:style>
    <style:style style:name="P11" style:family="paragraph" style:parent-style-name="Standard">
      <style:text-properties style:font-name="Ubuntu Mono" fo:font-size="10.3999996185303pt" officeooo:paragraph-rsid="000235eb"/>
    </style:style>
    <style:style style:name="P12" style:family="paragraph" style:parent-style-name="Standard">
      <style:text-properties officeooo:rsid="00042a7d" officeooo:paragraph-rsid="00042a7d"/>
    </style:style>
    <style:style style:name="P13" style:family="paragraph" style:parent-style-name="Standard">
      <style:text-properties officeooo:rsid="000235eb" officeooo:paragraph-rsid="000235eb"/>
    </style:style>
    <style:style style:name="T1" style:family="text">
      <style:text-properties fo:color="#fc803a"/>
    </style:style>
    <style:style style:name="T2" style:family="text">
      <style:text-properties style:font-name="Ubuntu Mono" fo:font-size="10.399999618530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enetic GAIN</text:p>
      <text:p text:style-name="P2"><text:bookmark text:name="rstudio_console_output9"/>lmList(MeanTGV ~ Generation | scenario, data=MeanAverage)</text:p>
      <text:p text:style-name="P10">Call: lmList(formula = MeanTGV ~ Generation | scenario, data = MeanAverage) </text:p>
      <text:p text:style-name="P10">Coefficients:</text:p>
      <text:p text:style-name="P9"><text:s text:c="13"/><text:span text:style-name="T2">(Intercept) Generation</text:span></text:p>
      <text:p text:style-name="P10">BmGen <text:s text:c="9"/>-9.052774 <text:s/>0.2219283</text:p>
      <text:p text:style-name="P10">Class <text:s text:c="9"/>-5.289815 <text:s/>0.1325495</text:p>
      <text:p text:style-name="P10">Gen <text:s text:c="10"/>-10.017736 <text:s/>0.2470386</text:p>
      <text:p text:style-name="P10">GenSLO <text:s text:c="8"/>-7.229693 <text:s/>0.1791507</text:p>
      <text:p text:style-name="P10">OtherCowsGen <text:s text:c="2"/>-8.461615 <text:s/>0.2099808</text:p>
      <text:p text:style-name="P4"/>
      <text:p text:style-name="P12"/>
      <text:p text:style-name="Standard"/>
      <text:p text:style-name="P1">Selection Efficiency</text:p>
      <text:p text:style-name="P4"><text:bookmark text:name="rstudio_console_output8"/><text:span text:style-name="T1"><text:s/>lmList(MeanGenic ~ SDGenic | scenario, data=Averages)</text:span></text:p>
      <text:p text:style-name="P10">Call: lmList(formula = MeanGenic ~ SDGenic | scenario, data = Averages) </text:p>
      <text:p text:style-name="P10">Coefficients:</text:p>
      <text:p text:style-name="P9"><text:s text:c="13"/><text:span text:style-name="T2">(Intercept) <text:s text:c="2"/>SDGenic</text:span></text:p>
      <text:p text:style-name="P10">BmGen <text:s text:c="10"/>23.44643 -23.46127</text:p>
      <text:p text:style-name="P10">Class <text:s text:c="10"/>18.85158 -18.85664</text:p>
      <text:p text:style-name="P10">Gen <text:s text:c="12"/>21.89812 -21.89570</text:p>
      <text:p text:style-name="P10">GenSLO <text:s text:c="9"/>23.83577 -23.87355</text:p>
      <text:p text:style-name="P10">OtherCowsGen <text:s text:c="3"/>24.02209 -24.03446</text:p>
      <text:p text:style-name="P4"/>
      <text:p text:style-name="Standard"/>
      <text:p text:style-name="P6"><text:bookmark text:name="rstudio_console_output"/><text:span text:style-name="T1">&gt; GIAverages</text:span></text:p>
      <text:p text:style-name="P9"><text:s text:c="4"/><text:span text:style-name="T2">path <text:s text:c="4"/>scenario <text:s text:c="2"/>genInt</text:span></text:p>
      <text:p text:style-name="P10">1 <text:s text:c="2"/>damF <text:s text:c="7"/>BmGen 3.942422</text:p>
      <text:p text:style-name="P10">5 <text:s text:c="2"/>damF <text:s text:c="7"/>Class 3.946866</text:p>
      <text:p text:style-name="P10">9 <text:s text:c="2"/>damF <text:s text:c="9"/>Gen 3.945951</text:p>
      <text:p text:style-name="P10">13 <text:s/>damF <text:s text:c="6"/>GenSLO 3.945264</text:p>
      <text:p text:style-name="P10">17 <text:s/>damF OtherCowsGen 3.945840</text:p>
      <text:p text:style-name="P10">2 <text:s text:c="2"/>damM <text:s text:c="7"/>BmGen 4.889860</text:p>
      <text:p text:style-name="P10">6 <text:s text:c="2"/>damM <text:s text:c="7"/>Class 4.885859</text:p>
      <text:p text:style-name="P10">10 <text:s/>damM <text:s text:c="9"/>Gen 4.891094</text:p>
      <text:p text:style-name="P10">14 <text:s/>damM <text:s text:c="6"/>GenSLO 4.889998</text:p>
      <text:p text:style-name="P10">18 <text:s/>damM OtherCowsGen 4.883569</text:p>
      <text:p text:style-name="P10">3 <text:s/>sireF <text:s text:c="7"/>BmGen 6.033816</text:p>
      <text:p text:style-name="P10">7 <text:s/>sireF <text:s text:c="7"/>Class 6.069558</text:p>
      <text:p text:style-name="P10">11 sireF <text:s text:c="9"/>Gen 4.884874</text:p>
      <text:p text:style-name="P10">15 sireF <text:s text:c="6"/>GenSLO 6.073943</text:p>
      <text:p text:style-name="P10">19 sireF OtherCowsGen 5.010000</text:p>
      <text:p text:style-name="P10">4 <text:s/>sireM <text:s text:c="7"/>BmGen 5.744366</text:p>
      <text:p text:style-name="P10">8 <text:s/>sireM <text:s text:c="7"/>Class 7.831902</text:p>
      <text:p text:style-name="P10">12 sireM <text:s text:c="9"/>Gen 5.688030</text:p>
      <text:p text:style-name="P10">16 sireM <text:s text:c="6"/>GenSLO 7.814286</text:p>
      <text:p text:style-name="P10">20 sireM OtherCowsGen 7.814848</text:p>
      <text:p text:style-name="P10"/>
      <text:p text:style-name="P10"><text:span text:style-name="T1">&gt; GISum</text:span></text:p>
      <text:p text:style-name="P9"><text:s text:c="2"/><text:span text:style-name="T2">GIAverages$scenario GIAverages$genInt</text:span></text:p>
      <text:p text:style-name="P10">1 <text:s text:c="14"/>BmGen <text:s text:c="9"/>20.61046</text:p>
      <text:p text:style-name="P10">2 <text:s text:c="14"/>Class <text:s text:c="9"/>22.73418</text:p>
      <text:p text:style-name="P10">3 <text:s text:c="16"/>Gen <text:s text:c="9"/>19.40995</text:p>
      <text:p text:style-name="P10">4 <text:s text:c="13"/>GenSLO <text:s text:c="9"/>22.72349</text:p>
      <text:p text:style-name="P10">5 <text:s text:c="7"/>OtherCowsGen <text:s text:c="9"/>21.65426</text:p>
      <text:p text:style-name="P1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l" fo:country="S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l" fo:country="S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2:07:55.097581971</meta:creation-date>
    <dc:date>2018-01-11T12:33:40.582220388</dc:date>
    <meta:editing-duration>PT2H12M38S</meta:editing-duration>
    <meta:editing-cycles>3</meta:editing-cycles>
    <meta:generator>LibreOffice/5.1.6.2$Linux_X86_64 LibreOffice_project/10m0$Build-2</meta:generator>
    <meta:print-date>2018-01-11T10:18:08.986551208</meta:print-date>
    <meta:document-statistic meta:table-count="0" meta:image-count="0" meta:object-count="0" meta:page-count="1" meta:paragraph-count="49" meta:word-count="178" meta:character-count="1614" meta:non-whitespace-character-count="1111"/>
  </office:meta>
</office:document-meta>
</file>